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ron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row table:style-name="ro1">
          <table:table-cell office:value-type="string" calcext:value-type="string">
            <text:p>Gidiyorrr :)</text:p>
          </table:table-cell>
        </table:table-row>
      </table:table>
      <table:table table:name="Dron2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row table:style-name="ro2">
          <table:table-cell office:value-type="string" calcext:value-type="string">
            <text:p>Kalkacak.. :)</text:p>
          </table:table-cell>
        </table:table-row>
      </table:table>
      <table:table table:name="Dron3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row table:style-name="ro1">
          <table:table-cell office:value-type="string" calcext:value-type="string">
            <text:p>Dönüyorr :)</text:p>
          </table:table-cell>
        </table:table-row>
      </table:table>
      <table:table table:name="sonuçlar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ron1</text:p>
          </table:table-cell>
          <table:table-cell office:value-type="string" calcext:value-type="string">
            <text:p>dron2</text:p>
          </table:table-cell>
          <table:table-cell office:value-type="string" calcext:value-type="string">
            <text:p>dron3</text:p>
          </table:table-cell>
        </table:table-row>
        <table:table-row table:style-name="ro1">
          <table:table-cell office:value-type="string" calcext:value-type="string">
            <text:p>Gidiyorrr :)</text:p>
          </table:table-cell>
          <table:table-cell office:value-type="string" calcext:value-type="string">
            <text:p>Kalkacak.. :)</text:p>
          </table:table-cell>
          <table:table-cell office:value-type="string" calcext:value-type="string">
            <text:p>Dönüyorr :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.00.0000</text:date>, <text:time style:data-style-name="N2" text:time-value="08:43:30.1731642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6:50:24.128194200</meta:creation-date>
    <dc:date>2025-07-26T09:30:11.492474100</dc:date>
    <meta:editing-duration>PT3H49M29S</meta:editing-duration>
    <meta:editing-cycles>24</meta:editing-cycles>
    <meta:generator>LibreOffice/25.2.4.3$Windows_X86_64 LibreOffice_project/33e196637044ead23f5c3226cde09b47731f7e27</meta:generator>
    <meta:document-statistic meta:table-count="4" meta:cell-count="9" meta:object-count="0"/>
  </office:meta>
</office:document-meta>
</file>